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cccccc" draw:textarea-horizontal-align="justify" draw:textarea-vertical-align="middle" draw:auto-grow-height="false" fo:min-height="15.79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cccccc" draw:textarea-horizontal-align="justify" draw:textarea-vertical-align="middle" draw:auto-grow-height="false" fo:min-height="10.058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cccccc" draw:textarea-horizontal-align="justify" draw:textarea-vertical-align="middle" draw:auto-grow-height="false" fo:min-height="15.708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e8f2a1" draw:textarea-horizontal-align="justify" draw:textarea-vertical-align="middle" draw:auto-grow-height="false" fo:min-height="12.978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b2b2b2" draw:textarea-horizontal-align="justify" draw:textarea-vertical-align="middle" draw:auto-grow-height="false" fo:min-height="14.697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3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4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5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6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729fcf" draw:textarea-horizontal-align="justify" draw:textarea-vertical-align="middle" draw:auto-grow-height="false" fo:min-height="15.038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3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3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3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dbb6" draw:textarea-horizontal-align="justify" draw:textarea-vertical-align="middle" draw:auto-grow-height="false" fo:min-height="7.735cm" fo:min-width="0.048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37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8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9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0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1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2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3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4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5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in-height="0.702cm" loext:decorative="false"/>
      <style:paragraph-properties style:writing-mode="lr-tb"/>
    </style:style>
    <style:style style:name="gr4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548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8" style:family="graphic" style:parent-style-name="standard" style:list-style-name="L2">
      <style:graphic-properties draw:stroke="solid" svg:stroke-width="0.053cm" svg:stroke-color="#000000" draw:marker-start="" draw:marker-start-width="0.359cm" draw:marker-start-center="false" draw:marker-end="Arrow_20_large" draw:marker-end-width="0.3cm" draw:marker-end-center="false" draw:fill="none" draw:fill-color="#729fc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5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5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5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3.133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54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5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6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P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e8f2a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fdbb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text-properties fo:font-size="12pt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 draw:style-name="gr2">
            <draw:line draw:style-name="gr3" draw:text-style-name="P1" draw:layer="layout" svg:x1="9.78cm" svg:y1="1cm" svg:x2="9.78cm" svg:y2="12.4cm">
              <text:p/>
            </draw:line>
            <draw:line draw:style-name="gr4" draw:text-style-name="P1" draw:layer="layout" svg:x1="9.78cm" svg:y1="10.5cm" svg:x2="9.78cm" svg:y2="20cm">
              <text:p/>
            </draw:line>
          </draw:g>
          <draw:custom-shape draw:style-name="gr5" draw:text-style-name="P3" draw:layer="layout" svg:width="3.72cm" svg:height="1.469cm" svg:x="7.78cm" svg:y="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Avahi-daemon.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" draw:text-style-name="P4" draw:layer="layout" svg:width="0.5cm" svg:height="15.992cm" svg:x="9.53cm" svg:y="3.54cm">
          <text:p/>
          <draw:enhanced-geometry svg:viewBox="0 0 21600 21600" draw:type="rectangle" draw:enhanced-path="M 0 0 L 21600 0 21600 21600 0 21600 0 0 Z N"/>
        </draw:custom-shape>
        <draw:g draw:style-name="gr1">
          <draw:g draw:style-name="gr2">
            <draw:line draw:style-name="gr7" draw:text-style-name="P1" draw:layer="layout" svg:x1="16.025cm" svg:y1="2.3cm" svg:x2="16.025cm" svg:y2="12.92cm">
              <text:p/>
            </draw:line>
            <draw:line draw:style-name="gr8" draw:text-style-name="P1" draw:layer="layout" svg:x1="16.025cm" svg:y1="11.15cm" svg:x2="16.025cm" svg:y2="20cm">
              <text:p/>
            </draw:line>
          </draw:g>
          <draw:custom-shape draw:style-name="gr9" draw:text-style-name="P3" draw:layer="layout" svg:width="2.45cm" svg:height="1.469cm" svg:x="14.825cm" svg:y="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Librespot.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draw:text-style-name="P4" draw:layer="layout" svg:width="0.5cm" svg:height="10.26cm" svg:x="15.775cm" svg:y="9.572cm">
          <text:p/>
          <draw:enhanced-geometry svg:viewBox="0 0 21600 21600" draw:type="rectangle" draw:enhanced-path="M 0 0 L 21600 0 21600 21600 0 21600 0 0 Z N"/>
        </draw:custom-shape>
        <draw:g draw:style-name="gr1">
          <draw:g draw:style-name="gr2">
            <draw:line draw:style-name="gr11" draw:text-style-name="P1" draw:layer="layout" svg:x1="18.975cm" svg:y1="1cm" svg:x2="18.975cm" svg:y2="12.239cm">
              <text:p/>
            </draw:line>
            <draw:line draw:style-name="gr12" draw:text-style-name="P1" draw:layer="layout" svg:x1="18.975cm" svg:y1="10.366cm" svg:x2="18.975cm" svg:y2="19.732cm">
              <text:p/>
            </draw:line>
          </draw:g>
          <draw:custom-shape draw:style-name="gr13" draw:text-style-name="P3" draw:layer="layout" svg:width="3.015cm" svg:height="0.995cm" svg:x="17.475cm" svg:y="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Dbus.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4" draw:text-style-name="P4" draw:layer="layout" svg:width="0.5cm" svg:height="15.91cm" svg:x="18.692cm" svg:y="2.905cm">
          <text:p/>
          <draw:enhanced-geometry svg:viewBox="0 0 21600 21600" draw:type="rectangle" draw:enhanced-path="M 0 0 L 21600 0 21600 21600 0 21600 0 0 Z N"/>
        </draw:custom-shape>
        <draw:g draw:style-name="gr1">
          <draw:g draw:style-name="gr2">
            <draw:line draw:style-name="gr15" draw:text-style-name="P1" draw:layer="layout" svg:x1="22.136cm" svg:y1="1.333cm" svg:x2="22.136cm" svg:y2="12.533cm">
              <text:p/>
            </draw:line>
            <draw:line draw:style-name="gr16" draw:text-style-name="P1" draw:layer="layout" svg:x1="22.136cm" svg:y1="10.667cm" svg:x2="22.136cm" svg:y2="20.001cm">
              <text:p/>
            </draw:line>
          </draw:g>
          <draw:custom-shape draw:style-name="gr17" draw:text-style-name="P3" draw:layer="layout" svg:width="2.934cm" svg:height="1.469cm" svg:x="20.636cm" svg:y="1.03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[user] Mpv.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8" draw:text-style-name="P5" draw:layer="layout" svg:width="0.5cm" svg:height="13.18cm" svg:x="21.985cm" svg:y="6.552cm">
          <text:p/>
          <draw:enhanced-geometry svg:viewBox="0 0 21600 21600" draw:type="rectangle" draw:enhanced-path="M 0 0 L 21600 0 21600 21600 0 21600 0 0 Z N"/>
        </draw:custom-shape>
        <draw:g draw:style-name="gr1">
          <draw:g draw:style-name="gr2">
            <draw:line draw:style-name="gr19" draw:text-style-name="P1" draw:layer="layout" svg:x1="6.009cm" svg:y1="0.998cm" svg:x2="6.009cm" svg:y2="12.399cm">
              <text:p/>
            </draw:line>
            <draw:line draw:style-name="gr20" draw:text-style-name="P1" draw:layer="layout" svg:x1="6.009cm" svg:y1="10.499cm" svg:x2="6.009cm" svg:y2="20cm">
              <text:p/>
            </draw:line>
          </draw:g>
          <draw:custom-shape draw:style-name="gr21" draw:text-style-name="P3" draw:layer="layout" svg:width="3.07cm" svg:height="1.469cm" svg:x="4.527cm" svg:y="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Network-online.targe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2" draw:text-style-name="P6" draw:layer="layout" svg:width="0.5cm" svg:height="14.899cm" svg:x="5.748cm" svg:y="4.598cm">
          <text:p/>
          <draw:enhanced-geometry svg:viewBox="0 0 21600 21600" draw:type="rectangle" draw:enhanced-path="M 0 0 L 21600 0 21600 21600 0 21600 0 0 Z N"/>
        </draw:custom-shape>
        <draw:g draw:style-name="gr1">
          <draw:line draw:style-name="gr23" draw:text-style-name="P7" draw:layer="layout" svg:x1="2.282cm" svg:y1="4.85cm" svg:x2="5.781cm" svg:y2="4.85cm">
            <text:p/>
          </draw:line>
          <draw:line draw:style-name="gr24" draw:text-style-name="P7" draw:layer="layout" svg:x1="2.27cm" svg:y1="4.85cm" svg:x2="5.769cm" svg:y2="4.85cm">
            <text:p/>
          </draw:line>
          <draw:g draw:style-name="gr2">
            <draw:line draw:style-name="gr25" draw:text-style-name="P7" draw:layer="layout" svg:x1="2.282cm" svg:y1="3.901cm" svg:x2="9.572cm" svg:y2="3.901cm">
              <text:p/>
            </draw:line>
            <draw:frame draw:style-name="gr26" draw:text-style-name="P9" draw:layer="layout" svg:width="5.329cm" svg:height="0.725cm" svg:x="2.281cm" svg:y="3.185cm">
              <draw:text-box>
                <text:p text:style-name="P8"><text:span text:style-name="T2">Multi-user.target</text:span></text:p>
              </draw:text-box>
            </draw:frame>
          </draw:g>
        </draw:g>
        <draw:g draw:style-name="gr1">
          <draw:g draw:style-name="gr2">
            <draw:line draw:style-name="gr27" draw:text-style-name="P1" draw:layer="layout" svg:x1="2.105cm" svg:y1="1.064cm" svg:x2="2.105cm" svg:y2="12.646cm">
              <text:p/>
            </draw:line>
            <draw:line draw:style-name="gr28" draw:text-style-name="P1" draw:layer="layout" svg:x1="2.105cm" svg:y1="10.716cm" svg:x2="2.105cm" svg:y2="20.368cm">
              <text:p/>
            </draw:line>
          </draw:g>
          <draw:custom-shape draw:style-name="gr29" draw:text-style-name="P3" draw:layer="layout" svg:width="2.917cm" svg:height="0.995cm" svg:x="0.705cm" svg:y="1.06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system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0" draw:text-style-name="P10" draw:layer="layout" svg:width="0.5cm" svg:height="15.24cm" svg:x="1.857cm" svg:y="2.905cm">
          <text:p/>
          <draw:enhanced-geometry svg:viewBox="0 0 21600 21600" draw:type="rectangle" draw:enhanced-path="M 0 0 L 21600 0 21600 21600 0 21600 0 0 Z N"/>
        </draw:custom-shape>
        <draw:g draw:style-name="gr1">
          <draw:g draw:style-name="gr2">
            <draw:line draw:style-name="gr31" draw:text-style-name="P1" draw:layer="layout" svg:x1="25.86cm" svg:y1="1cm" svg:x2="25.86cm" svg:y2="12.239cm">
              <text:p/>
            </draw:line>
            <draw:line draw:style-name="gr32" draw:text-style-name="P1" draw:layer="layout" svg:x1="25.86cm" svg:y1="10.366cm" svg:x2="25.86cm" svg:y2="19.732cm">
              <text:p/>
            </draw:line>
          </draw:g>
          <draw:custom-shape draw:style-name="gr33" draw:text-style-name="P3" draw:layer="layout" svg:width="4cm" svg:height="0.995cm" svg:x="23.86cm" svg:y="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Autostart.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4" draw:text-style-name="P11" draw:layer="layout" svg:width="0.5cm" svg:height="7.937cm" svg:x="25.582cm" svg:y="10.525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35" draw:text-style-name="P7" draw:layer="layout" svg:x1="13.065cm" svg:y1="5.618cm" svg:x2="15.922cm" svg:y2="5.618cm">
            <text:p/>
          </draw:line>
        </draw:g>
        <draw:frame draw:style-name="gr36" draw:text-style-name="P12" draw:layer="layout" svg:width="2.222cm" svg:height="0.725cm" svg:x="10.308cm" svg:y="5.01cm">
          <draw:text-box>
            <text:p><text:span text:style-name="T3">active</text:span></text:p>
          </draw:text-box>
        </draw:frame>
        <draw:frame draw:style-name="gr36" draw:text-style-name="P12" draw:layer="layout" svg:width="2.222cm" svg:height="0.725cm" svg:x="6.85cm" svg:y="5.355cm">
          <draw:text-box>
            <text:p><text:span text:style-name="T3">on-line</text:span></text:p>
          </draw:text-box>
        </draw:frame>
        <draw:g draw:style-name="gr2">
          <draw:line draw:style-name="gr37" draw:text-style-name="P7" draw:layer="layout" svg:x1="2.27cm" svg:y1="3.122cm" svg:x2="18.78cm" svg:y2="3.122cm">
            <text:p/>
          </draw:line>
        </draw:g>
        <draw:frame draw:style-name="gr36" draw:text-style-name="P12" draw:layer="layout" svg:width="3.493cm" svg:height="0.725cm" svg:x="2.587cm" svg:y="2.497cm">
          <draw:text-box>
            <text:p><text:span text:style-name="T3">Basic.target</text:span></text:p>
          </draw:text-box>
        </draw:frame>
        <draw:frame draw:style-name="gr36" draw:text-style-name="P12" draw:layer="layout" svg:width="3.493cm" svg:height="0.725cm" svg:x="2.587cm" svg:y="5.99cm">
          <draw:text-box>
            <text:p><text:span text:style-name="T3">sound.target</text:span></text:p>
          </draw:text-box>
        </draw:frame>
        <draw:g draw:style-name="gr2">
          <draw:line draw:style-name="gr38" draw:text-style-name="P7" draw:layer="layout" svg:x1="2.587cm" svg:y1="6.715cm" svg:x2="20.685cm" svg:y2="6.715cm">
            <text:p/>
          </draw:line>
        </draw:g>
        <draw:g draw:style-name="gr2">
          <draw:line draw:style-name="gr39" draw:text-style-name="P7" draw:layer="layout" svg:x1="19.097cm" svg:y1="5.975cm" svg:x2="22.302cm" svg:y2="5.975cm">
            <text:p/>
          </draw:line>
        </draw:g>
        <draw:frame draw:style-name="gr36" draw:text-style-name="P13" draw:layer="layout" svg:width="2.222cm" svg:height="0.725cm" svg:x="19.445cm" svg:y="5.35cm">
          <draw:text-box>
            <text:p><text:span text:style-name="T4">active</text:span></text:p>
          </draw:text-box>
        </draw:frame>
        <draw:g draw:style-name="gr2">
          <draw:line draw:style-name="gr40" draw:text-style-name="P7" draw:layer="layout" svg:x1="5.762cm" svg:y1="4.927cm" svg:x2="22.272cm" svg:y2="4.927cm">
            <text:p/>
          </draw:line>
        </draw:g>
        <draw:g draw:style-name="gr2">
          <draw:line draw:style-name="gr41" draw:text-style-name="P7" draw:layer="layout" svg:x1="9.572cm" svg:y1="3.857cm" svg:x2="25.765cm" svg:y2="3.857cm">
            <text:p/>
          </draw:line>
        </draw:g>
        <draw:frame draw:style-name="gr36" draw:text-style-name="P13" draw:layer="layout" svg:width="4.445cm" svg:height="0.725cm" svg:x="22.155cm" svg:y="3.005cm">
          <draw:text-box>
            <text:p><text:span text:style-name="T4">Multi-user.target</text:span></text:p>
          </draw:text-box>
        </draw:frame>
        <draw:frame draw:style-name="gr36" draw:text-style-name="P13" draw:layer="layout" svg:width="2.222cm" svg:height="0.725cm" svg:x="22.272cm" svg:y="6.942cm">
          <draw:text-box>
            <text:p><text:span text:style-name="T4">active</text:span></text:p>
          </draw:text-box>
        </draw:frame>
        <draw:g draw:style-name="gr2">
          <draw:line draw:style-name="gr42" draw:text-style-name="P7" draw:layer="layout" svg:x1="17.51cm" svg:y1="7.667cm" svg:x2="26.082cm" svg:y2="7.667cm">
            <text:p/>
          </draw:line>
        </draw:g>
        <draw:g draw:style-name="gr2">
          <draw:line draw:style-name="gr43" draw:text-style-name="P7" draw:layer="layout" svg:x1="14.335cm" svg:y1="9.502cm" svg:x2="25.765cm" svg:y2="9.502cm">
            <text:p/>
          </draw:line>
        </draw:g>
        <draw:frame draw:style-name="gr36" draw:text-style-name="P13" draw:layer="layout" svg:width="2.222cm" svg:height="0.725cm" svg:x="22.273cm" svg:y="8.667cm">
          <draw:text-box>
            <text:p><text:span text:style-name="T4">active</text:span></text:p>
          </draw:text-box>
        </draw:frame>
        <draw:frame draw:style-name="gr36" draw:text-style-name="P13" draw:layer="layout" svg:width="2.222cm" svg:height="0.725cm" svg:x="22.272cm" svg:y="9.83cm">
          <draw:text-box>
            <text:p><text:span text:style-name="T4">active</text:span></text:p>
          </draw:text-box>
        </draw:frame>
        <draw:g draw:style-name="gr2">
          <draw:line draw:style-name="gr44" draw:text-style-name="P7" draw:layer="layout" svg:x1="21.103cm" svg:y1="10.555cm" svg:x2="25.765cm" svg:y2="10.555cm">
            <text:p/>
          </draw:line>
        </draw:g>
        <draw:frame draw:style-name="gr36" draw:text-style-name="P12" draw:layer="layout" svg:width="4.127cm" svg:height="0.725cm" svg:x="19.11cm" svg:y="4.185cm">
          <draw:text-box>
            <text:p><text:span text:style-name="T3">Network.target</text:span></text:p>
          </draw:text-box>
        </draw:frame>
        <draw:g draw:style-name="gr2">
          <draw:line draw:style-name="gr45" draw:text-style-name="P7" draw:layer="layout" svg:x1="9.89cm" svg:y1="9.572cm" svg:x2="12.747cm" svg:y2="9.572cm">
            <text:p/>
          </draw:line>
        </draw:g>
        <draw:frame draw:style-name="gr46" draw:text-style-name="P12" draw:layer="layout" svg:width="3.175cm" svg:height="0.952cm" svg:x="9.89cm" svg:y="8.62cm">
          <draw:text-box>
            <text:p><text:span text:style-name="T3">spotify_name</text:span></text:p>
          </draw:text-box>
        </draw:frame>
        <draw:custom-shape draw:style-name="gr47" draw:text-style-name="P1" draw:layer="layout" svg:width="0.5cm" svg:height="1.75cm" svg:x="9.525cm" svg:y="7.905cm">
          <text:p/>
          <draw:enhanced-geometry svg:viewBox="0 0 21600 21600" draw:type="rectangle" draw:enhanced-path="M 0 0 L 21600 0 21600 21600 0 21600 0 0 Z N"/>
        </draw:custom-shape>
        <draw:g draw:style-name="gr2">
          <draw:polyline draw:style-name="gr48" draw:text-style-name="P14" draw:layer="layout" svg:width="2.607cm" svg:height="0.82cm" svg:x="9.575cm" svg:y="7.384cm" svg:viewBox="0 0 2608 821" draw:points="0,0 2608,0 2608,821 464,821">
            <text:p/>
          </draw:polyline>
        </draw:g>
        <draw:frame draw:style-name="gr49" draw:text-style-name="P12" draw:layer="layout" svg:width="2.54cm" svg:height="1.673cm" svg:x="7.667cm" svg:y="8.002cm">
          <draw:text-box>
            <text:p><text:span text:style-name="T3">Naming conflict resolved</text:span></text:p>
          </draw:text-box>
        </draw:frame>
        <draw:frame draw:style-name="gr36" draw:text-style-name="P12" draw:layer="layout" svg:width="3.81cm" svg:height="1.199cm" svg:x="9.89cm" svg:y="6.715cm">
          <draw:text-box>
            <text:p><text:span text:style-name="T3">Naming </text:span></text:p>
            <text:p><text:span text:style-name="T3">conflict</text:span></text:p>
          </draw:text-box>
        </draw:frame>
        <draw:frame draw:style-name="gr36" draw:text-style-name="P12" draw:layer="layout" svg:width="4.127cm" svg:height="0.725cm" svg:x="2.587cm" svg:y="4.175cm">
          <draw:text-box>
            <text:p><text:span text:style-name="T3">Network.target</text:span></text:p>
          </draw:text-box>
        </draw:frame>
        <draw:g draw:style-name="gr1">
          <draw:g draw:style-name="gr2">
            <draw:line draw:style-name="gr50" draw:text-style-name="P1" draw:layer="layout" svg:x1="13.124cm" svg:y1="1.192cm" svg:x2="13.124cm" svg:y2="12.606cm">
              <text:p/>
            </draw:line>
            <draw:line draw:style-name="gr51" draw:text-style-name="P1" draw:layer="layout" svg:x1="13.124cm" svg:y1="10.703cm" svg:x2="13.124cm" svg:y2="20.215cm">
              <text:p/>
            </draw:line>
          </draw:g>
          <draw:custom-shape draw:style-name="gr52" draw:text-style-name="P3" draw:layer="layout" svg:width="2.857cm" svg:height="1.943cm" svg:x="11.695cm" svg:y="0.592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Publishing_</text:span></text:p>
            <text:p text:style-name="P2"><text:span text:style-name="T1">Oradio_</text:span></text:p>
            <text:p text:style-name="P2"><text:span text:style-name="T1">librespo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3" draw:text-style-name="P1" draw:layer="layout" svg:width="0.5cm" svg:height="13.335cm" svg:x="12.87cm" svg:y="6.08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54" draw:text-style-name="P7" draw:layer="layout" svg:x1="6.08cm" svg:y1="6.08cm" svg:x2="12.747cm" svg:y2="6.08cm">
            <text:p/>
          </draw:line>
        </draw:g>
        <draw:g draw:style-name="gr2">
          <draw:line draw:style-name="gr55" draw:text-style-name="P7" draw:layer="layout" svg:x1="12.747cm" svg:y1="6.08cm" svg:x2="15.922cm" svg:y2="6.08cm">
            <text:p/>
          </draw:line>
        </draw:g>
        <draw:g draw:style-name="gr2">
          <draw:line draw:style-name="gr56" draw:text-style-name="P7" draw:layer="layout" svg:x1="10.107cm" svg:y1="5.645cm" svg:x2="13.382cm" svg:y2="5.645cm">
            <text:p/>
          </draw:lin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large" draw:display-name="Arrow large" svg:viewBox="0 0 20 40" svg:d="M0 40l10-40 10 40z"/>
    <draw:marker draw:name="Navigation" svg:viewBox="0 0 786 1228" svg:d="M151 1228l-76-25-75-25 318-952 76-226 75 226 317 952-76 25-75 25-162-486v462h-80-79v-464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16:52:33.498708029</meta:creation-date>
    <dc:date>2025-04-10T17:51:56.334150700</dc:date>
    <meta:editing-duration>PT2H4M33S</meta:editing-duration>
    <meta:editing-cycles>9</meta:editing-cycles>
    <meta:generator>LibreOffice/24.2.7.2$Linux_X86_64 LibreOffice_project/420$Build-2</meta:generator>
    <meta:document-statistic meta:object-count="97"/>
  </office:meta>
</office:document-meta>
</file>